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3000001A8BC0D1624536406DB.png" manifest:media-type="image/png"/>
  <manifest:file-entry manifest:full-path="Pictures/100002010000003F00000023608F324A393B1F8A.png" manifest:media-type="image/png"/>
  <manifest:file-entry manifest:full-path="Pictures/10000000000001F4000001F4B19B9B693B40EBF4.png" manifest:media-type="image/png"/>
  <manifest:file-entry manifest:full-path="Pictures/10000000000001F4000001F45BB661B382427D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ea75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127622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e6e905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4.828cm" fo:min-width="4.463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3333ff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cm"/>
      <style:paragraph-properties style:writing-mode="lr-tb"/>
    </style:style>
    <style:style style:name="gr16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95cm" fo:min-width="4.58cm"/>
      <style:paragraph-properties style:writing-mode="lr-tb"/>
    </style:style>
    <style:style style:name="gr17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4cm" fo:min-width="6.321cm"/>
      <style:paragraph-properties style:writing-mode="lr-tb"/>
    </style:style>
    <style:style style:name="gr18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7cm" fo:min-width="4.581cm"/>
      <style:paragraph-properties style:writing-mode="lr-tb"/>
    </style:style>
    <style:style style:name="gr19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3cm"/>
      <style:paragraph-properties style:writing-mode="lr-tb"/>
    </style:style>
    <style:style style:name="gr20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8cm" fo:min-width="6.415cm"/>
      <style:paragraph-properties style:writing-mode="lr-tb"/>
    </style:style>
    <style:style style:name="gr21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7cm" fo:min-width="4.581cm"/>
      <style:paragraph-properties style:writing-mode="lr-tb"/>
    </style:style>
    <style:style style:name="gr22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7cm" fo:min-width="4.892cm"/>
      <style:paragraph-properties style:writing-mode="lr-tb"/>
    </style:style>
    <style:style style:name="gr23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31cm" fo:min-width="0.578cm"/>
    </style:style>
    <style:style style:name="gr24" style:family="graphic" style:parent-style-name="standard">
      <style:graphic-properties svg:stroke-opacity="0%" draw:fill-color="#b85c00" draw:textarea-horizontal-align="justify" draw:textarea-vertical-align="middle" draw:auto-grow-height="false" fo:min-height="0.55cm" fo:min-width="0.399cm"/>
    </style:style>
    <style:style style:name="gr25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color="#ff0000" draw:fill-color="#ff860d" draw:textarea-horizontal-align="justify" draw:textarea-vertical-align="middle" draw:auto-grow-height="false" fo:min-height="0.111cm" fo:min-width="0cm"/>
    </style:style>
    <style:style style:name="gr27" style:family="graphic" style:parent-style-name="standard">
      <style:graphic-properties svg:stroke-color="#224b12" draw:fill-color="#127622" draw:textarea-horizontal-align="justify" draw:textarea-vertical-align="middle" draw:auto-grow-height="false" fo:min-height="1.184cm" fo:min-width="2.374cm"/>
    </style:style>
    <style:style style:name="gr28" style:family="graphic" style:parent-style-name="standard">
      <style:graphic-properties svg:stroke-color="#224b12" draw:fill-color="#77bc65" draw:textarea-horizontal-align="justify" draw:textarea-vertical-align="middle" draw:auto-grow-height="false" fo:min-height="0.948cm" fo:min-width="1.895cm"/>
    </style:style>
    <style:style style:name="gr29" style:family="graphic" style:parent-style-name="standard">
      <style:graphic-properties svg:stroke-color="#224b12" draw:fill-color="#069a2e" draw:textarea-horizontal-align="justify" draw:textarea-vertical-align="middle" draw:auto-grow-height="false" fo:min-height="0.228cm" fo:min-width="0.7cm"/>
    </style:style>
    <style:style style:name="gr30" style:family="graphic" style:parent-style-name="standard">
      <style:graphic-properties svg:stroke-color="#224b12" draw:fill-color="#069a2e" draw:textarea-horizontal-align="justify" draw:textarea-vertical-align="middle" draw:auto-grow-height="false" fo:min-height="0.232cm" fo:min-width="0.7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width="0.106cm" svg:stroke-color="#78037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0.124cm" fo:min-width="0cm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svg:stroke-color="#80008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69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431cm"/>
      <style:paragraph-properties style:writing-mode="lr-tb"/>
    </style:style>
    <style:style style:name="gr42" style:family="graphic" style:parent-style-name="standard">
      <style:graphic-properties svg:stroke-opacity="0%" draw:textarea-horizontal-align="justify" draw:textarea-vertical-align="middle" draw:auto-grow-height="false" fo:min-height="0cm" fo:min-width="1.574cm"/>
    </style:style>
    <style:style style:name="gr43" style:family="graphic" style:parent-style-name="standard">
      <style:graphic-properties svg:stroke-opacity="0%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opacity="0%" draw:textarea-horizontal-align="justify" draw:textarea-vertical-align="middle" draw:auto-grow-height="false" fo:min-height="0cm" fo:min-width="2.36cm"/>
    </style:style>
    <style:style style:name="gr45" style:family="graphic" style:parent-style-name="standard">
      <style:graphic-properties svg:stroke-opacity="0%" draw:textarea-horizontal-align="justify" draw:textarea-vertical-align="middle" draw:auto-grow-height="false" fo:min-height="0.013cm" fo:min-width="1.913cm"/>
    </style:style>
    <style:style style:name="gr46" style:family="graphic" style:parent-style-name="objectwithoutfill">
      <style:graphic-properties svg:stroke-color="#ffffff" draw:fill="solid" draw:fill-color="#729fcf" draw:textarea-vertical-align="middle"/>
    </style:style>
    <style:style style:name="gr47" style:family="graphic" style:parent-style-name="objectwithoutfill">
      <style:graphic-properties svg:stroke-width="0.051cm" svg:stroke-color="#ff860d" draw:marker-start="Arrow" draw:marker-start-width="0.229cm" draw:marker-end="Arrow" draw:marker-end-width="0.229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color="#ff0000" draw:fill-color="#ff860d" draw:textarea-horizontal-align="justify" draw:textarea-vertical-align="middle" draw:auto-grow-height="false" fo:min-height="0.023cm" fo:min-width="0cm"/>
    </style:style>
    <style:style style:name="gr49" style:family="graphic" style:parent-style-name="standard">
      <style:graphic-properties svg:stroke-color="#ff0000" draw:fill-color="#ff860d" draw:textarea-horizontal-align="justify" draw:textarea-vertical-align="middle" draw:auto-grow-height="false" fo:min-height="0.024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2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24cm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078cm" fo:min-width="0.58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118cm" fo:min-width="0.507cm"/>
    </style:style>
    <style:style style:name="gr54" style:family="graphic" style:parent-style-name="standard">
      <style:graphic-properties svg:stroke-color="#b85c00" draw:fill-color="#b85c00" draw:textarea-horizontal-align="justify" draw:textarea-vertical-align="middle" draw:auto-grow-height="false" fo:min-height="0.078cm" fo:min-width="0.507cm"/>
    </style:style>
    <style:style style:name="gr55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27cm" fo:min-width="0.578cm"/>
    </style:style>
    <style:style style:name="gr56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6.224cm" fo:min-width="5.832cm" fo:padding-top="0.177cm" fo:padding-bottom="0.177cm" fo:padding-left="0.302cm" fo:padding-right="0.302cm"/>
    </style:style>
    <style:style style:name="gr57" style:family="graphic" style:parent-style-name="standard">
      <style:graphic-properties svg:stroke-width="0.106cm" svg:stroke-color="#ff0101" draw:marker-start-width="0.358cm" draw:marker-end-width="0.358cm" draw:fill="none" draw:textarea-horizontal-align="justify" draw:textarea-vertical-align="middle" draw:auto-grow-height="false" fo:min-height="4.828cm" fo:min-width="4.463cm" fo:padding-top="0.177cm" fo:padding-bottom="0.177cm" fo:padding-left="0.302cm" fo:padding-right="0.302cm"/>
    </style:style>
    <style:style style:name="gr58" style:family="graphic" style:parent-style-name="standard">
      <style:graphic-properties svg:stroke-width="0.106cm" svg:stroke-color="#ff0101" draw:marker-start-width="0.358cm" draw:marker-end-width="0.358cm" draw:fill="none" draw:textarea-horizontal-align="justify" draw:textarea-vertical-align="middle" draw:auto-grow-height="false" fo:min-height="6.224cm" fo:min-width="5.832cm" fo:padding-top="0.177cm" fo:padding-bottom="0.177cm" fo:padding-left="0.302cm" fo:padding-right="0.302cm"/>
    </style:style>
    <style:style style:name="gr59" style:family="graphic" style:parent-style-name="standard">
      <style:graphic-properties svg:stroke-width="0.423cm" svg:stroke-color="#0701ff" draw:marker-start-width="0.832cm" draw:marker-end-width="0.832cm" draw:fill="none" draw:textarea-horizontal-align="justify" draw:textarea-vertical-align="middle" draw:auto-grow-height="false" fo:min-height="27.096cm" fo:min-width="23.446cm" fo:padding-top="0.334cm" fo:padding-bottom="0.334cm" fo:padding-left="0.459cm" fo:padding-right="0.459cm"/>
    </style:style>
    <style:style style:name="gr60" style:family="graphic" style:parent-style-name="standard">
      <style:graphic-properties svg:stroke-width="0.423cm" svg:stroke-color="#ff0000" draw:marker-start-width="0.832cm" draw:marker-end-width="0.832cm" draw:fill="none" draw:textarea-horizontal-align="justify" draw:textarea-vertical-align="middle" draw:auto-grow-height="false" fo:min-height="27.317cm" fo:min-width="24.168cm" fo:padding-top="0.334cm" fo:padding-bottom="0.334cm" fo:padding-left="0.459cm" fo:padding-right="0.459cm"/>
    </style:style>
    <style:style style:name="gr61" style:family="graphic" style:parent-style-name="standard" style:list-style-name="L1">
      <style:graphic-properties svg:stroke-color="#ffffff" draw:fill-color="#e16173" draw:textarea-horizontal-align="justify" draw:textarea-vertical-align="middle" draw:auto-grow-height="false" fo:min-height="1.887cm" fo:min-width="4.58cm"/>
      <style:paragraph-properties style:writing-mode="lr-tb"/>
    </style:style>
    <style:style style:name="gr62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7cm" fo:min-width="4.58cm"/>
      <style:paragraph-properties style:writing-mode="lr-tb"/>
    </style:style>
    <style:style style:name="gr63" style:family="graphic" style:parent-style-name="standard" style:list-style-name="L1">
      <style:graphic-properties svg:stroke-color="#ffffff" draw:fill-color="#e16173" draw:textarea-horizontal-align="justify" draw:textarea-vertical-align="middle" draw:auto-grow-height="false" fo:min-height="1.887cm" fo:min-width="4.58cm"/>
      <style:paragraph-properties style:writing-mode="lr-tb"/>
    </style:style>
    <style:style style:name="gr64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988cm"/>
      <style:paragraph-properties style:writing-mode="lr-tb"/>
    </style:style>
    <style:style style:name="gr65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4cm" fo:min-width="6.321cm"/>
      <style:paragraph-properties style:writing-mode="lr-tb"/>
    </style:style>
    <style:style style:name="gr66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7cm" fo:min-width="4.581cm"/>
      <style:paragraph-properties style:writing-mode="lr-tb"/>
    </style:style>
    <style:style style:name="gr67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988cm"/>
      <style:paragraph-properties style:writing-mode="lr-tb"/>
    </style:style>
    <style:style style:name="gr68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995cm"/>
      <style:paragraph-properties style:writing-mode="lr-tb"/>
    </style:style>
    <style:style style:name="gr69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8cm" fo:min-width="6.415cm"/>
      <style:paragraph-properties style:writing-mode="lr-tb"/>
    </style:style>
    <style:style style:name="gr70" style:family="graphic">
      <style:graphic-properties style:protect="size"/>
    </style:style>
    <style:style style:name="gr7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7.886cm"/>
      <style:paragraph-properties style:writing-mode="lr-tb"/>
    </style:style>
    <style:style style:name="pr3" style:family="presentation" style:parent-style-name="Default-outline1">
      <style:graphic-properties fo:min-height="27.14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45.9000015258789pt" fo:font-weight="bold" style:font-size-asian="46pt" style:font-weight-asian="bold" style:font-size-complex="4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5" style:family="paragraph">
      <loext:graphic-properties draw:fill-color="#deb594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6" style:family="paragraph">
      <loext:graphic-properties draw:fill-color="#5eb91e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8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9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10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11" style:family="paragraph">
      <loext:graphic-properties draw:fill-color="#e0c2cd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12" style:family="paragraph">
      <loext:graphic-properties draw:fill-color="#b85c00" draw:opacity="100%"/>
      <style:paragraph-properties fo:text-align="center"/>
    </style:style>
    <style:style style:name="P13" style:family="paragraph">
      <loext:graphic-properties draw:fill-color="#b85c00"/>
      <style:paragraph-properties fo:text-align="center"/>
    </style:style>
    <style:style style:name="P14" style:family="paragraph">
      <loext:graphic-properties draw:fill-color="#ff860d"/>
      <style:paragraph-properties fo:text-align="center"/>
    </style:style>
    <style:style style:name="P15" style:family="paragraph">
      <loext:graphic-properties draw:fill-color="#127622"/>
      <style:paragraph-properties fo:text-align="center"/>
    </style:style>
    <style:style style:name="P16" style:family="paragraph">
      <loext:graphic-properties draw:fill-color="#77bc65"/>
      <style:paragraph-properties fo:text-align="center"/>
    </style:style>
    <style:style style:name="P17" style:family="paragraph">
      <loext:graphic-properties draw:fill-color="#069a2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800080" fo:font-size="7.90000009536743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-color="#ff860d"/>
      <style:paragraph-properties fo:text-align="center"/>
      <style:text-properties fo:font-weight="bold"/>
    </style:style>
    <style:style style:name="P22" style:family="paragraph">
      <loext:graphic-properties draw:fill="none" draw:fill-color="#ffffff"/>
      <style:paragraph-properties style:writing-mode="lr-tb"/>
      <style:text-properties fo:font-size="19.8999996185303pt" fo:font-weight="bold" style:font-size-asian="20pt" style:font-weight-asian="bold" style:font-size-complex="20pt" style:font-weight-complex="bold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e16173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5" style:family="paragraph">
      <loext:graphic-properties draw:fill-color="#f6b7c2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-color="#ffffff"/>
    </style:style>
    <style:style style:name="T1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0080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800080" style:text-position="-33% 58%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4.115cm" svg:y1="68.88cm" svg:x2="14.118cm" svg:y2="68.685cm">
          <text:p/>
        </draw:line>
        <draw:line draw:style-name="gr2" draw:text-style-name="P1" draw:layer="layout" svg:x1="14.112cm" svg:y1="69.076cm" svg:x2="14.116cm" svg:y2="68.815cm">
          <text:p/>
        </draw:line>
        <draw:line draw:style-name="gr1" draw:text-style-name="P1" draw:layer="layout" svg:x1="14.13cm" svg:y1="67.72cm" svg:x2="14.133cm" svg:y2="67.525cm">
          <text:p/>
        </draw:line>
        <draw:line draw:style-name="gr2" draw:text-style-name="P1" draw:layer="layout" svg:x1="14.128cm" svg:y1="67.916cm" svg:x2="14.132cm" svg:y2="67.655cm">
          <text:p/>
        </draw:line>
        <draw:line draw:style-name="gr2" draw:text-style-name="P1" draw:layer="layout" svg:x1="12.947cm" svg:y1="69.127cm" svg:x2="12.953cm" svg:y2="68.669cm">
          <text:p/>
        </draw:line>
        <draw:line draw:style-name="gr1" draw:text-style-name="P1" draw:layer="layout" svg:x1="12.964cm" svg:y1="67.901cm" svg:x2="12.969cm" svg:y2="67.509cm">
          <text:p/>
        </draw:line>
        <draw:line draw:style-name="gr2" draw:text-style-name="P1" draw:layer="layout" svg:x1="13.314cm" svg:y1="67.842cm" svg:x2="13.32cm" svg:y2="67.384cm">
          <text:p/>
        </draw:line>
        <draw:line draw:style-name="gr1" draw:text-style-name="P1" draw:layer="layout" svg:x1="13.294cm" svg:y1="69.326cm" svg:x2="13.299cm" svg:y2="68.934cm">
          <text:p/>
        </draw:line>
        <draw:line draw:style-name="gr3" draw:text-style-name="P1" draw:layer="layout" svg:x1="13.78cm" svg:y1="67.793cm" svg:x2="13.785cm" svg:y2="67.401cm">
          <text:p/>
        </draw:line>
        <draw:line draw:style-name="gr4" draw:text-style-name="P1" draw:layer="layout" svg:x1="13.76cm" svg:y1="69.332cm" svg:x2="13.765cm" svg:y2="68.94cm">
          <text:p/>
        </draw:line>
        <draw:line draw:style-name="gr3" draw:text-style-name="P1" draw:layer="layout" svg:x1="12.719cm" svg:y1="68.747cm" svg:x2="12.723cm" svg:y2="68.486cm">
          <text:p/>
        </draw:line>
        <draw:line draw:style-name="gr4" draw:text-style-name="P1" draw:layer="layout" svg:x1="12.727cm" svg:y1="68.216cm" svg:x2="12.73cm" svg:y2="68.021cm">
          <text:p/>
        </draw:line>
        <draw:line draw:style-name="gr3" draw:text-style-name="P1" draw:layer="layout" svg:x1="11.789cm" svg:y1="65.379cm" svg:x2="11.883cm" svg:y2="65.066cm">
          <text:p/>
        </draw:line>
        <draw:line draw:style-name="gr4" draw:text-style-name="P1" draw:layer="layout" svg:x1="13.572cm" svg:y1="65.982cm" svg:x2="13.577cm" svg:y2="65.59cm">
          <text:p/>
        </draw:line>
        <draw:line draw:style-name="gr3" draw:text-style-name="P1" draw:layer="layout" svg:x1="13.806cm" svg:y1="65.93cm" svg:x2="13.81cm" svg:y2="65.669cm">
          <text:p/>
        </draw:line>
        <draw:line draw:style-name="gr4" draw:text-style-name="P1" draw:layer="layout" svg:x1="13.809cm" svg:y1="65.67cm" svg:x2="13.813cm" svg:y2="65.409cm">
          <text:p/>
        </draw:line>
        <draw:line draw:style-name="gr1" draw:text-style-name="P1" draw:layer="layout" svg:x1="15.74cm" svg:y1="69.098cm" svg:x2="15.744cm" svg:y2="68.837cm">
          <text:p/>
        </draw:line>
        <draw:line draw:style-name="gr2" draw:text-style-name="P1" draw:layer="layout" svg:x1="15.737cm" svg:y1="69.358cm" svg:x2="15.741cm" svg:y2="69.097cm">
          <text:p/>
        </draw:line>
        <draw:line draw:style-name="gr2" draw:text-style-name="P1" draw:layer="layout" svg:x1="15.757cm" svg:y1="67.88cm" svg:x2="15.761cm" svg:y2="67.553cm">
          <text:p/>
        </draw:line>
        <draw:line draw:style-name="gr1" draw:text-style-name="P1" draw:layer="layout" svg:x1="10.395cm" svg:y1="68.636cm" svg:x2="10.399cm" svg:y2="68.375cm">
          <text:p/>
        </draw:line>
        <draw:line draw:style-name="gr2" draw:text-style-name="P1" draw:layer="layout" svg:x1="10.399cm" svg:y1="68.381cm" svg:x2="10.406cm" svg:y2="67.859cm">
          <text:p/>
        </draw:line>
        <draw:line draw:style-name="gr1" draw:text-style-name="P1" draw:layer="layout" svg:x1="10.628cm" svg:y1="68.639cm" svg:x2="10.632cm" svg:y2="68.378cm">
          <text:p/>
        </draw:line>
        <draw:line draw:style-name="gr2" draw:text-style-name="P1" draw:layer="layout" svg:x1="10.631cm" svg:y1="68.384cm" svg:x2="10.636cm" svg:y2="67.992cm">
          <text:p/>
        </draw:line>
        <draw:line draw:style-name="gr3" draw:text-style-name="P1" draw:layer="layout" svg:x1="14.574cm" svg:y1="69.342cm" svg:x2="14.578cm" svg:y2="69.081cm">
          <text:p/>
        </draw:line>
        <draw:line draw:style-name="gr4" draw:text-style-name="P1" draw:layer="layout" svg:x1="14.577cm" svg:y1="69.082cm" svg:x2="14.581cm" svg:y2="68.821cm">
          <text:p/>
        </draw:line>
        <draw:line draw:style-name="gr3" draw:text-style-name="P1" draw:layer="layout" svg:x1="14.595cm" svg:y1="67.798cm" svg:x2="14.599cm" svg:y2="67.537cm">
          <text:p/>
        </draw:line>
        <draw:line draw:style-name="gr4" draw:text-style-name="P1" draw:layer="layout" svg:x1="14.597cm" svg:y1="67.602cm" svg:x2="14.6cm" svg:y2="67.407cm">
          <text:p/>
        </draw:line>
        <draw:line draw:style-name="gr1" draw:text-style-name="P1" draw:layer="layout" svg:x1="14.81cm" svg:y1="69.085cm" svg:x2="14.814cm" svg:y2="68.824cm">
          <text:p/>
        </draw:line>
        <draw:line draw:style-name="gr2" draw:text-style-name="P1" draw:layer="layout" svg:x1="14.806cm" svg:y1="69.34cm" svg:x2="14.81cm" svg:y2="69.079cm">
          <text:p/>
        </draw:line>
        <draw:line draw:style-name="gr1" draw:text-style-name="P1" draw:layer="layout" svg:x1="14.831cm" svg:y1="67.541cm" svg:x2="14.835cm" svg:y2="67.28cm">
          <text:p/>
        </draw:line>
        <draw:line draw:style-name="gr2" draw:text-style-name="P1" draw:layer="layout" svg:x1="14.827cm" svg:y1="67.801cm" svg:x2="14.831cm" svg:y2="67.54cm">
          <text:p/>
        </draw:line>
        <draw:line draw:style-name="gr1" draw:text-style-name="P1" draw:layer="layout" svg:x1="15.059cm" svg:y1="67.86cm" svg:x2="15.063cm" svg:y2="67.533cm">
          <text:p/>
        </draw:line>
        <draw:line draw:style-name="gr2" draw:text-style-name="P1" draw:layer="layout" svg:x1="15.064cm" svg:y1="67.534cm" svg:x2="15.068cm" svg:y2="67.273cm">
          <text:p/>
        </draw:line>
        <draw:line draw:style-name="gr1" draw:text-style-name="P1" draw:layer="layout" svg:x1="15.039cm" svg:y1="69.343cm" svg:x2="15.043cm" svg:y2="69.082cm">
          <text:p/>
        </draw:line>
        <draw:line draw:style-name="gr2" draw:text-style-name="P1" draw:layer="layout" svg:x1="15.043cm" svg:y1="69.083cm" svg:x2="15.047cm" svg:y2="68.822cm">
          <text:p/>
        </draw:line>
        <draw:line draw:style-name="gr1" draw:text-style-name="P1" draw:layer="layout" svg:x1="11.332cm" svg:y1="68.264cm" svg:x2="11.337cm" svg:y2="67.872cm">
          <text:p/>
        </draw:line>
        <draw:line draw:style-name="gr2" draw:text-style-name="P1" draw:layer="layout" svg:x1="11.326cm" svg:y1="68.719cm" svg:x2="11.332cm" svg:y2="68.261cm">
          <text:p/>
        </draw:line>
        <draw:line draw:style-name="gr3" draw:text-style-name="P1" draw:layer="layout" svg:x1="10.168cm" svg:y1="68.253cm" svg:x2="10.173cm" svg:y2="67.861cm">
          <text:p/>
        </draw:line>
        <draw:line draw:style-name="gr4" draw:text-style-name="P1" draw:layer="layout" svg:x1="10.163cm" svg:y1="68.638cm" svg:x2="10.168cm" svg:y2="68.246cm">
          <text:p/>
        </draw:line>
        <draw:line draw:style-name="gr3" draw:text-style-name="P1" draw:layer="layout" svg:x1="11.1cm" svg:y1="68.266cm" svg:x2="11.105cm" svg:y2="67.874cm">
          <text:p/>
        </draw:line>
        <draw:line draw:style-name="gr4" draw:text-style-name="P1" draw:layer="layout" svg:x1="11.094cm" svg:y1="68.65cm" svg:x2="11.099cm" svg:y2="68.258cm">
          <text:p/>
        </draw:line>
        <draw:line draw:style-name="gr3" draw:text-style-name="P1" draw:layer="layout" svg:x1="12.26cm" svg:y1="68.282cm" svg:x2="12.265cm" svg:y2="67.89cm">
          <text:p/>
        </draw:line>
        <draw:line draw:style-name="gr4" draw:text-style-name="P1" draw:layer="layout" svg:x1="12.255cm" svg:y1="68.666cm" svg:x2="12.26cm" svg:y2="68.274cm">
          <text:p/>
        </draw:line>
        <draw:line draw:style-name="gr1" draw:text-style-name="P1" draw:layer="layout" svg:x1="12.056cm" svg:y1="68.594cm" svg:x2="12.06cm" svg:y2="68.267cm">
          <text:p/>
        </draw:line>
        <draw:line draw:style-name="gr2" draw:text-style-name="P1" draw:layer="layout" svg:x1="12.06cm" svg:y1="68.269cm" svg:x2="12.064cm" svg:y2="68.008cm">
          <text:p/>
        </draw:line>
        <draw:line draw:style-name="gr3" draw:text-style-name="P1" draw:layer="layout" svg:x1="11.56cm" svg:y1="68.655cm" svg:x2="11.564cm" svg:y2="68.394cm">
          <text:p/>
        </draw:line>
        <draw:line draw:style-name="gr4" draw:text-style-name="P1" draw:layer="layout" svg:x1="11.563cm" svg:y1="68.402cm" svg:x2="11.57cm" svg:y2="67.88cm">
          <text:p/>
        </draw:line>
        <draw:line draw:style-name="gr1" draw:text-style-name="P1" draw:layer="layout" svg:x1="9.122cm" svg:y1="68.233cm" svg:x2="9.126cm" svg:y2="67.972cm">
          <text:p/>
        </draw:line>
        <draw:line draw:style-name="gr2" draw:text-style-name="P1" draw:layer="layout" svg:x1="9.119cm" svg:y1="68.488cm" svg:x2="9.123cm" svg:y2="68.227cm">
          <text:p/>
        </draw:line>
        <draw:line draw:style-name="gr3" draw:text-style-name="P1" draw:layer="layout" svg:x1="9.347cm" svg:y1="68.625cm" svg:x2="9.351cm" svg:y2="68.364cm">
          <text:p/>
        </draw:line>
        <draw:line draw:style-name="gr1" draw:text-style-name="P1" draw:layer="layout" svg:x1="9.582cm" svg:y1="68.499cm" svg:x2="9.586cm" svg:y2="68.238cm">
          <text:p/>
        </draw:line>
        <draw:line draw:style-name="gr4" draw:text-style-name="P1" draw:layer="layout" svg:x1="9.351cm" svg:y1="68.367cm" svg:x2="9.356cm" svg:y2="67.975cm">
          <text:p/>
        </draw:line>
        <draw:line draw:style-name="gr2" draw:text-style-name="P1" draw:layer="layout" svg:x1="9.585cm" svg:y1="68.239cm" svg:x2="9.589cm" svg:y2="67.978cm">
          <text:p/>
        </draw:line>
        <draw:frame draw:style-name="gr5" draw:text-style-name="P1" draw:layer="layout" svg:width="17.093cm" svg:height="17.093cm" draw:transform="rotate (1.5707963267949) translate (34.18cm 65.122cm)">
          <draw:image xlink:href="Pictures/10000000000001F4000001F45BB661B382427D4D.png" xlink:type="simple" xlink:show="embed" xlink:actuate="onLoad" loext:mime-type="image/png">
            <text:p/>
          </draw:image>
        </draw:frame>
        <draw:frame draw:style-name="gr5" draw:text-style-name="P1" draw:layer="layout" svg:width="17.093cm" svg:height="17.093cm" draw:transform="rotate (1.5707963267949) translate (4.3cm 65.193cm)">
          <draw:image xlink:href="Pictures/10000000000001F4000001F4B19B9B693B40EBF4.png" xlink:type="simple" xlink:show="embed" xlink:actuate="onLoad" loext:mime-type="image/png">
            <text:p/>
          </draw:image>
        </draw:frame>
        <draw:custom-shape draw:style-name="gr6" draw:text-style-name="P1" draw:layer="layout" svg:width="7.165cm" svg:height="7.328cm" svg:x="9.3cm" svg:y="52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744cm" svg:y1="53.045cm" svg:x2="12.744cm" svg:y2="52.435cm">
          <text:p/>
        </draw:line>
        <draw:line draw:style-name="gr7" draw:text-style-name="P1" draw:layer="layout" svg:x1="9.685cm" svg:y1="58.4cm" svg:x2="9cm" svg:y2="58.805cm">
          <text:p/>
        </draw:line>
        <draw:line draw:style-name="gr7" draw:text-style-name="P1" draw:layer="layout" svg:x1="15.707cm" svg:y1="55.096cm" svg:x2="15.955cm" svg:y2="54.917cm">
          <text:p/>
        </draw:line>
        <draw:line draw:style-name="gr7" draw:text-style-name="P1" draw:layer="layout" svg:x1="10.156cm" svg:y1="54.996cm" svg:x2="9.908cm" svg:y2="54.817cm">
          <text:p/>
        </draw:line>
        <draw:line draw:style-name="gr7" draw:text-style-name="P1" draw:layer="layout" svg:x1="15.855cm" svg:y1="58.494cm" svg:x2="15.607cm" svg:y2="58.315cm">
          <text:p/>
        </draw:line>
        <draw:line draw:style-name="gr7" draw:text-style-name="P1" draw:layer="layout" svg:x1="12.744cm" svg:y1="52.542cm" svg:x2="12.744cm" svg:y2="51.932cm">
          <text:p/>
        </draw:line>
        <draw:line draw:style-name="gr7" draw:text-style-name="P1" draw:layer="layout" svg:x1="12.744cm" svg:y1="60.189cm" svg:x2="12.744cm" svg:y2="59.833cm">
          <text:p/>
        </draw:line>
        <draw:frame draw:style-name="gr8" draw:text-style-name="P2" draw:layer="layout" svg:width="2.669cm" svg:height="1.606cm" svg:x="11.7cm" svg:y="53.533cm">
          <draw:text-box>
            <text:p><text:span text:style-name="T1">ZT0</text:span></text:p>
          </draw:text-box>
        </draw:frame>
        <draw:frame draw:style-name="gr9" draw:text-style-name="P2" draw:layer="layout" svg:width="2.669cm" svg:height="1.269cm" svg:x="11.631cm" svg:y="58.531cm">
          <draw:text-box>
            <text:p><text:span text:style-name="T1">ZT1</text:span><text:span text:style-name="T1">2</text:span></text:p>
          </draw:text-box>
        </draw:frame>
        <draw:frame draw:style-name="gr10" draw:text-style-name="P2" draw:layer="layout" svg:width="2.769cm" svg:height="1.305cm" svg:x="13.8cm" svg:y="55cm">
          <draw:text-box>
            <text:p><text:span text:style-name="T1">ZT4</text:span></text:p>
          </draw:text-box>
        </draw:frame>
        <draw:frame draw:style-name="gr11" draw:text-style-name="P2" draw:layer="layout" svg:width="2.569cm" svg:height="1.267cm" svg:x="13.5cm" svg:y="57.2cm">
          <draw:text-box>
            <text:p><text:span text:style-name="T1">ZT8</text:span></text:p>
          </draw:text-box>
        </draw:frame>
        <draw:frame draw:style-name="gr12" draw:text-style-name="P2" draw:layer="layout" svg:width="2.97cm" svg:height="1.902cm" svg:x="10cm" svg:y="57.198cm">
          <draw:text-box>
            <text:p><text:span text:style-name="T1">ZT1</text:span><text:span text:style-name="T1">6</text:span></text:p>
          </draw:text-box>
        </draw:frame>
        <draw:frame draw:style-name="gr13" draw:text-style-name="P2" draw:layer="layout" svg:width="2.784cm" svg:height="2.161cm" svg:x="10.016cm" svg:y="54.939cm">
          <draw:text-box>
            <text:p><text:span text:style-name="T1">ZT2</text:span><text:span text:style-name="T1">0</text:span></text:p>
          </draw:text-box>
        </draw:frame>
        <draw:frame draw:style-name="gr14" draw:text-style-name="P3" draw:layer="layout" svg:width="6.251cm" svg:height="3.16cm" svg:x="29.149cm" svg:y="42.34cm">
          <draw:text-box>
            <text:p><text:span text:style-name="T2"><text:s/></text:span><text:span text:style-name="T2">(B</text:span><text:span text:style-name="T2">)</text:span></text:p>
          </draw:text-box>
        </draw:frame>
        <draw:frame draw:style-name="gr15" draw:text-style-name="P3" draw:layer="layout" svg:width="5.005cm" svg:height="3.56cm" svg:x="1.728cm" svg:y="42.538cm">
          <draw:text-box>
            <text:p><text:span text:style-name="T2"><text:s/></text:span><text:span text:style-name="T2">(A</text:span><text:span text:style-name="T2">)</text:span></text:p>
          </draw:text-box>
        </draw:frame>
        <draw:custom-shape draw:style-name="gr16" draw:text-style-name="P5" draw:layer="layout" svg:width="5.08cm" svg:height="2.2cm" svg:x="40.5cm" svg:y="66.6cm">
          <text:p text:style-name="P4"><text:span text:style-name="T3">Ribosome</text:span></text:p>
          <text:p text:style-name="P4"><text:span text:style-name="T3">Biogenesis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6.821cm" svg:height="1.274cm" draw:transform="skewX (-0.000698131700797732) rotate (0.000174532925199433) translate (19.471cm 60.248cm)">
          <text:p text:style-name="P4"><text:span text:style-name="T3">Photosynthesis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5.081cm" svg:height="2.137cm" svg:x="10.35cm" svg:y="64.6cm">
          <text:p text:style-name="P4"><text:span text:style-name="T3">DNA</text:span></text:p>
          <text:p text:style-name="P4"><text:span text:style-name="T3">Re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83cm" svg:height="2.139cm" draw:transform="skewX (-0.00191986217719376) rotate (0.0106465084371654) translate (1cm 50.661cm)">
          <text:p text:style-name="P4"><text:span text:style-name="T3">Amino Acid</text:span></text:p>
          <text:p text:style-name="P4"><text:span text:style-name="T3">Metaboli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6.915cm" svg:height="2.138cm" draw:transform="skewX (-0.00139626340159546) rotate (0.00506145483078355) translate (19.471cm 61.535cm)">
          <text:p text:style-name="P4"><text:span text:style-name="T3">Carbohydrate</text:span></text:p>
          <text:p text:style-name="P4"><text:span text:style-name="T3">Metabolism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081cm" svg:height="2.137cm" svg:x="40.264cm" svg:y="46.242cm">
          <text:p text:style-name="P4"><text:span text:style-name="T3">Protein</text:span></text:p>
          <text:p text:style-name="P4"><text:span text:style-name="T3">Catabolism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5.392cm" svg:height="2.137cm" draw:transform="skewX (0.00191986217719376) rotate (0.0219911485751286) translate (1.161cm 62.258cm)">
          <text:p text:style-name="P4"><text:span text:style-name="T3">Intracellular</text:span></text:p>
          <text:p text:style-name="P4"><text:span text:style-name="T3">Transpor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524cm" svg:height="1.527cm" svg:x="15.976cm" svg:y="46.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269cm" svg:height="1.13cm" svg:x="15.822cm" svg:y="45.56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524cm" svg:height="1.527cm" svg:x="21.791cm" svg:y="50.6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269cm" svg:height="1.13cm" svg:x="21.892cm" svg:y="50.0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0.576cm" svg:y1="51.12cm" svg:x2="24.894cm" svg:y2="51.12cm">
          <text:p/>
        </draw:line>
        <draw:custom-shape draw:style-name="gr26" draw:text-style-name="P14" draw:layer="layout" svg:width="0.509cm" svg:height="0.509cm" svg:x="22.127cm" svg:y="5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509cm" svg:height="0.509cm" svg:x="21.929cm" svg:y="5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509cm" svg:height="0.509cm" svg:x="21.63cm" svg:y="49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509cm" svg:height="0.509cm" svg:x="21.231cm" svg:y="49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509cm" svg:height="0.509cm" svg:x="20.831cm" svg:y="4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509cm" svg:height="0.509cm" svg:x="20.732cm" svg:y="4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4.062cm" svg:height="2.028cm" draw:transform="rotate (0.0141371669411541) translate (20.909cm 58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.387cm" svg:height="1.694cm" draw:transform="rotate (0.0141371669411541) translate (21.59cm 58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22.994cm 59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23.092cm 59.0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23.087cm 58.6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22.561cm 59.3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22.558cm 59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22.553cm 58.6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22.029cm 59.3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22.025cm 59.0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1.696cm" svg:height="0.68cm" draw:transform="rotate (0.0141371669411541) translate (22.019cm 58.6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1" draw:text-style-name="P1" draw:layer="layout" svg:width="6.184cm" svg:height="5.496cm" draw:transform="skewX (0.0963421747100871) rotate (0.821526478913731) translate (8.83972142859842cm 68.2878404198427cm)" svg:viewBox="0 0 6185 5497" svg:d="M0 45c417-176 988 176 748 803-140 368 314 965 1000 553 326-196 787 325 525 858-480 980 939 198 1363 249 420 52 760 472 858 913 100 443 298 1063 998 941 617-107 495 686 665 1052l28 83">
          <text:p/>
        </draw:path>
        <draw:path draw:style-name="gr32" draw:text-style-name="P1" draw:layer="layout" svg:width="6.192cm" svg:height="5.496cm" draw:transform="skewX (0.0979129710368818) rotate (0.821526478913731) translate (8.84036520718898cm 68.2906079854748cm)" svg:viewBox="0 0 6193 5497" svg:d="M0 45c417-176 988 176 750 803-141 368 315 965 1001 553 325-196 786 325 526 858-479 980 939 198 1363 249 420 52 761 472 860 913 100 443 299 1063 999 941 617-107 496 686 666 1052l28 83">
          <text:p/>
        </draw:path>
        <draw:path draw:style-name="gr33" draw:text-style-name="P1" draw:layer="layout" svg:width="7.838cm" svg:height="1.396cm" draw:transform="rotate (3.12797908542424) translate (16.6950336488579cm 69.3676380072174cm)" svg:viewBox="0 0 7839 1397" svg:d="M7839 1070c-162-440-782-602-1046 41-155 378-863 484-1045-330-87-387-749-342-934 248-339 1084-763-549-1082-826-317-274-830-213-1194 42-365 254-919 569-1306-42-342-537-796 144-1158 290-24 14-50 27-74 41">
          <text:p/>
        </draw:path>
        <draw:path draw:style-name="gr33" draw:text-style-name="P1" draw:layer="layout" svg:width="2.107cm" svg:height="1.767cm" draw:transform="skewX (0.0954695100840898) rotate (0.881042206406737) translate (14.0660539779543cm 67.9458671235625cm)" svg:viewBox="0 0 2108 1768" svg:d="M0 48c440-119 1103-33 1234 431 108 386-276 1427 562 1274l312-65">
          <text:p/>
        </draw:path>
        <draw:path draw:style-name="gr33" draw:text-style-name="P1" draw:layer="layout" svg:width="2.5cm" svg:height="0.787cm" draw:transform="rotate (3.12797908542424) translate (16.5822489115626cm 69.3977999735331cm)" svg:viewBox="0 0 2501 788" svg:d="M2501 718c-190-425-668-883-1083-659-346 185-855 1214-1269 452-49-96-99-191-149-288">
          <text:p/>
        </draw:path>
        <draw:custom-shape draw:style-name="gr34" draw:text-style-name="P1" draw:layer="layout" svg:width="0.624cm" svg:height="0.623cm" svg:x="21.275cm" svg:y="65.20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1" draw:layer="layout" svg:width="0.624cm" svg:height="0.623cm" svg:x="22.341cm" svg:y="65.21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22.964cm" svg:y1="65.543cm" svg:x2="23.323cm" svg:y2="65.543cm">
          <text:p/>
        </draw:line>
        <draw:line draw:style-name="gr35" draw:text-style-name="P1" draw:layer="layout" svg:x1="21.983cm" svg:y1="65.543cm" svg:x2="22.342cm" svg:y2="65.543cm">
          <text:p/>
        </draw:line>
        <draw:custom-shape draw:style-name="gr34" draw:text-style-name="P1" draw:layer="layout" svg:width="0.624cm" svg:height="0.623cm" svg:x="23.323cm" svg:y="65.21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23.948cm" svg:y1="65.543cm" svg:x2="24.307cm" svg:y2="65.543cm">
          <text:p/>
        </draw:line>
        <draw:custom-shape draw:style-name="gr34" draw:text-style-name="P1" draw:layer="layout" svg:width="0.623cm" svg:height="0.623cm" svg:x="24.306cm" svg:y="65.21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23.496cm" svg:y1="64.795cm" svg:x2="23.818cm" svg:y2="65.217cm">
          <text:p/>
        </draw:line>
        <draw:custom-shape draw:style-name="gr34" draw:text-style-name="P1" draw:layer="layout" svg:width="0.623cm" svg:height="0.624cm" draw:transform="rotate (-0.872315560146766) translate (23.351cm 64.02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20.827cm" svg:y1="65.589cm" svg:x2="21.186cm" svg:y2="65.589cm">
          <text:p/>
        </draw:line>
        <draw:custom-shape draw:style-name="gr34" draw:text-style-name="P1" draw:layer="layout" svg:width="0.624cm" svg:height="0.623cm" svg:x="20.2cm" svg:y="65.25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21.417cm" svg:y1="64.773cm" svg:x2="21.739cm" svg:y2="65.195cm">
          <text:p/>
        </draw:line>
        <draw:custom-shape draw:style-name="gr34" draw:text-style-name="P1" draw:layer="layout" svg:width="0.623cm" svg:height="0.624cm" draw:transform="rotate (-0.872315560146766) translate (21.272cm 6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1" draw:layer="layout" svg:width="0.624cm" svg:height="0.623cm" svg:x="22.077cm" svg:y="66.04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1" draw:layer="layout" svg:width="0.624cm" svg:height="0.623cm" svg:x="23.06cm" svg:y="66.04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23.685cm" svg:y1="66.376cm" svg:x2="24.044cm" svg:y2="66.376cm">
          <text:p/>
        </draw:line>
        <draw:line draw:style-name="gr35" draw:text-style-name="P1" draw:layer="layout" svg:x1="22.703cm" svg:y1="66.376cm" svg:x2="23.062cm" svg:y2="66.376cm">
          <text:p/>
        </draw:line>
        <draw:custom-shape draw:style-name="gr34" draw:text-style-name="P1" draw:layer="layout" svg:width="0.624cm" svg:height="0.623cm" svg:x="24.043cm" svg:y="66.04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24.668cm" svg:y1="66.376cm" svg:x2="25.027cm" svg:y2="66.376cm">
          <text:p/>
        </draw:line>
        <draw:custom-shape draw:style-name="gr34" draw:text-style-name="P1" draw:layer="layout" svg:width="0.624cm" svg:height="0.623cm" svg:x="25.076cm" svg:y="66.03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1" draw:layer="layout" svg:width="0.761cm" svg:height="0.762cm" draw:transform="rotate (-1.51442219195548) translate (2.854cm 48.879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7" draw:text-style-name="P1" draw:layer="layout" svg:x1="2.905cm" svg:y1="49.129cm" svg:x2="3.25cm" svg:y2="48.906cm">
          <text:p/>
        </draw:line>
        <draw:line draw:style-name="gr37" draw:text-style-name="P1" draw:layer="layout" svg:x1="3.562cm" svg:y1="49.092cm" svg:x2="3.194cm" svg:y2="48.909cm">
          <text:p/>
        </draw:line>
        <draw:line draw:style-name="gr37" draw:text-style-name="P1" draw:layer="layout" svg:x1="3.506cm" svg:y1="49.095cm" svg:x2="3.851cm" svg:y2="48.872cm">
          <text:p/>
        </draw:line>
        <draw:line draw:style-name="gr37" draw:text-style-name="P1" draw:layer="layout" svg:x1="4.161cm" svg:y1="49.058cm" svg:x2="3.793cm" svg:y2="48.875cm">
          <text:p/>
        </draw:line>
        <draw:line draw:style-name="gr37" draw:text-style-name="P1" draw:layer="layout" svg:x1="3.552cm" svg:y1="49.397cm" svg:x2="3.535cm" svg:y2="49.092cm">
          <text:p/>
        </draw:line>
        <draw:line draw:style-name="gr37" draw:text-style-name="P1" draw:layer="layout" svg:x1="3.822cm" svg:y1="48.879cm" svg:x2="3.805cm" svg:y2="48.574cm">
          <text:p/>
        </draw:line>
        <draw:line draw:style-name="gr37" draw:text-style-name="P1" draw:layer="layout" svg:x1="5.127cm" svg:y1="49.404cm" svg:x2="5.472cm" svg:y2="49.181cm">
          <text:p/>
        </draw:line>
        <draw:line draw:style-name="gr37" draw:text-style-name="P1" draw:layer="layout" svg:x1="5.782cm" svg:y1="49.367cm" svg:x2="5.414cm" svg:y2="49.184cm">
          <text:p/>
        </draw:line>
        <draw:line draw:style-name="gr37" draw:text-style-name="P1" draw:layer="layout" svg:x1="5.726cm" svg:y1="49.37cm" svg:x2="6.071cm" svg:y2="49.147cm">
          <text:p/>
        </draw:line>
        <draw:line draw:style-name="gr37" draw:text-style-name="P1" draw:layer="layout" svg:x1="5.769cm" svg:y1="49.673cm" svg:x2="5.752cm" svg:y2="49.368cm">
          <text:p/>
        </draw:line>
        <draw:line draw:style-name="gr37" draw:text-style-name="P1" draw:layer="layout" svg:x1="5.442cm" svg:y1="49.189cm" svg:x2="5.425cm" svg:y2="48.884cm">
          <text:p/>
        </draw:line>
        <draw:line draw:style-name="gr37" draw:text-style-name="P1" draw:layer="layout" svg:x1="5.458cm" svg:y1="48.934cm" svg:x2="5.09cm" svg:y2="48.751cm">
          <text:p/>
        </draw:line>
        <draw:line draw:style-name="gr37" draw:text-style-name="P1" draw:layer="layout" svg:x1="5.119cm" svg:y1="48.81cm" svg:x2="5.102cm" svg:y2="48.505cm">
          <text:p/>
        </draw:line>
        <draw:frame draw:style-name="gr38" draw:text-style-name="P18" draw:layer="layout" svg:width="1.017cm" svg:height="4.942cm" draw:transform="rotate (0.0563741348394168) translate (3.123cm 49.276cm)">
          <draw:text-box>
            <text:p><text:span text:style-name="T4">NH</text:span><text:span text:style-name="T5">2</text:span></text:p>
          </draw:text-box>
        </draw:frame>
        <draw:frame draw:style-name="gr39" draw:text-style-name="P18" draw:layer="layout" svg:width="1.017cm" svg:height="3.446cm" draw:transform="rotate (0.0563741348394168) translate (3.359cm 48.161cm)">
          <draw:text-box>
            <text:p><text:span text:style-name="T4"><text:s/></text:span><text:span text:style-name="T4">O</text:span></text:p>
          </draw:text-box>
        </draw:frame>
        <draw:frame draw:style-name="gr40" draw:text-style-name="P18" draw:layer="layout" svg:width="1.017cm" svg:height="1.419cm" draw:transform="rotate (0.0563741348394168) translate (3.817cm 48.84cm)">
          <draw:text-box>
            <text:p><text:span text:style-name="T4"><text:s/></text:span><text:span text:style-name="T4">OH</text:span></text:p>
          </draw:text-box>
        </draw:frame>
        <draw:frame draw:style-name="gr39" draw:text-style-name="P18" draw:layer="layout" svg:width="1.017cm" svg:height="3.446cm" draw:transform="rotate (0.0563741348394168) translate (5.341cm 49.551cm)">
          <draw:text-box>
            <text:p><text:span text:style-name="T4"><text:s/></text:span><text:span text:style-name="T4">O</text:span></text:p>
          </draw:text-box>
        </draw:frame>
        <draw:frame draw:style-name="gr41" draw:text-style-name="P18" draw:layer="layout" svg:width="1.017cm" svg:height="4.681cm" draw:transform="rotate (0.0563741348394168) translate (5.721cm 48.833cm)">
          <draw:text-box>
            <text:p><text:span text:style-name="T4"><text:s/></text:span><text:span text:style-name="T4">OH</text:span></text:p>
          </draw:text-box>
        </draw:frame>
        <draw:frame draw:style-name="gr38" draw:text-style-name="P18" draw:layer="layout" svg:width="1.017cm" svg:height="4.942cm" draw:transform="rotate (0.0563741348394168) translate (4.421cm 49.202cm)">
          <draw:text-box>
            <text:p><text:span text:style-name="T4">NH</text:span><text:span text:style-name="T5">2</text:span></text:p>
          </draw:text-box>
        </draw:frame>
        <draw:line draw:style-name="gr37" draw:text-style-name="P1" draw:layer="layout" svg:x1="3.716cm" svg:y1="47.981cm" svg:x2="4.061cm" svg:y2="47.758cm">
          <text:p/>
        </draw:line>
        <draw:line draw:style-name="gr37" draw:text-style-name="P1" draw:layer="layout" svg:x1="4.372cm" svg:y1="47.944cm" svg:x2="4.004cm" svg:y2="47.761cm">
          <text:p/>
        </draw:line>
        <draw:line draw:style-name="gr37" draw:text-style-name="P1" draw:layer="layout" svg:x1="4.315cm" svg:y1="47.947cm" svg:x2="4.66cm" svg:y2="47.724cm">
          <text:p/>
        </draw:line>
        <draw:line draw:style-name="gr37" draw:text-style-name="P1" draw:layer="layout" svg:x1="4.973cm" svg:y1="47.911cm" svg:x2="4.605cm" svg:y2="47.728cm">
          <text:p/>
        </draw:line>
        <draw:line draw:style-name="gr37" draw:text-style-name="P1" draw:layer="layout" svg:x1="4.361cm" svg:y1="48.25cm" svg:x2="4.344cm" svg:y2="47.945cm">
          <text:p/>
        </draw:line>
        <draw:line draw:style-name="gr37" draw:text-style-name="P1" draw:layer="layout" svg:x1="4.634cm" svg:y1="47.732cm" svg:x2="4.617cm" svg:y2="47.427cm">
          <text:p/>
        </draw:line>
        <draw:frame draw:style-name="gr38" draw:text-style-name="P18" draw:layer="layout" svg:width="1.017cm" svg:height="4.942cm" draw:transform="rotate (0.0563741348394168) translate (3.933cm 48.129cm)">
          <draw:text-box>
            <text:p><text:span text:style-name="T4">NH</text:span><text:span text:style-name="T5">2</text:span></text:p>
          </draw:text-box>
        </draw:frame>
        <draw:frame draw:style-name="gr39" draw:text-style-name="P18" draw:layer="layout" svg:width="1.017cm" svg:height="3.446cm" draw:transform="rotate (-0.834441915378489) translate (4.565cm 46.8cm)">
          <draw:text-box>
            <text:p><text:span text:style-name="T4"><text:s/></text:span><text:span text:style-name="T4">O</text:span></text:p>
          </draw:text-box>
        </draw:frame>
        <draw:frame draw:style-name="gr41" draw:text-style-name="P18" draw:layer="layout" svg:width="1.017cm" svg:height="4.681cm" draw:transform="rotate (0.0563741348394168) translate (4.629cm 47.688cm)">
          <draw:text-box>
            <text:p><text:span text:style-name="T4"><text:s/></text:span><text:span text:style-name="T4">OH</text:span></text:p>
          </draw:text-box>
        </draw:frame>
        <draw:line draw:style-name="gr37" draw:text-style-name="P1" draw:layer="layout" svg:x1="3.119cm" svg:y1="48.015cm" svg:x2="3.464cm" svg:y2="47.792cm">
          <text:p/>
        </draw:line>
        <draw:line draw:style-name="gr37" draw:text-style-name="P1" draw:layer="layout" svg:x1="3.774cm" svg:y1="47.978cm" svg:x2="3.406cm" svg:y2="47.795cm">
          <text:p/>
        </draw:line>
        <draw:line draw:style-name="gr37" draw:text-style-name="P1" draw:layer="layout" svg:x1="3.177cm" svg:y1="48.012cm" svg:x2="2.809cm" svg:y2="47.829cm">
          <text:p/>
        </draw:line>
        <draw:frame draw:style-name="gr38" draw:text-style-name="P18" draw:layer="layout" svg:width="1.017cm" svg:height="4.942cm" draw:transform="rotate (0.0563741348394168) translate (1.997cm 47.537cm)">
          <draw:text-box>
            <text:p><text:span text:style-name="T4">H</text:span><text:span text:style-name="T5">2</text:span><text:span text:style-name="T4">N</text:span></text:p>
          </draw:text-box>
        </draw:frame>
        <draw:custom-shape draw:style-name="gr42" draw:text-style-name="P19" draw:layer="layout" svg:width="2.098cm" svg:height="0.252cm" svg:x="2.821cm" svg:y="60.5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draw:layer="layout" svg:width="0.42cm" svg:height="0.249cm" svg:x="2.643cm" svg:y="60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42cm" svg:height="0.249cm" svg:x="4.625cm" svg:y="60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draw:layer="layout" svg:width="2.884cm" svg:height="0.249cm" svg:x="2.441cm" svg:y="60.8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draw:layer="layout" svg:width="0.578cm" svg:height="0.249cm" svg:x="2.196cm" svg:y="60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578cm" svg:height="0.249cm" svg:x="4.922cm" svg:y="60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.441cm" svg:height="0.291cm" svg:x="2.657cm" svg:y="61.1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draw:layer="layout" svg:width="0.487cm" svg:height="0.291cm" svg:x="2.451cm" svg:y="6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487cm" svg:height="0.291cm" svg:x="4.757cm" svg:y="6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9" draw:layer="layout" svg:width="2.098cm" svg:height="0.249cm" svg:x="2.821cm" svg:y="61.4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draw:layer="layout" svg:width="0.42cm" svg:height="0.249cm" svg:x="2.643cm" svg:y="61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42cm" svg:height="0.249cm" svg:x="4.625cm" svg:y="61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255cm" svg:height="0.252cm" svg:x="3.506cm" svg:y="60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255cm" svg:height="0.252cm" svg:x="2.907cm" svg:y="6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255cm" svg:height="0.252cm" svg:x="3.308cm" svg:y="60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255cm" svg:height="0.252cm" svg:x="4.009cm" svg:y="6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255cm" svg:height="0.256cm" svg:x="4.51cm" svg:y="60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255cm" svg:height="0.252cm" svg:x="3.106cm" svg:y="5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6" draw:text-style-name="P20" draw:layer="layout" svg:width="1.807cm" svg:height="1.711cm" draw:transform="skewX (0.0026179938779915) rotate (-2.57994570029802) translate (3.61093188554923cm 59.1570240676891cm)" svg:viewBox="0 0 1808 1712" svg:d="M1134 1701c166 49 307-76 432-167 132-95 255-237 241-409-12-157-151-247-245-358-99-115-264-144-387-228-111-75-236-121-302-267-58-130-189-236-349-266-200-38-287 115-368 237-82 126-139 268-154 419-17 175 68 327 178 440 100 102 233 160 352 236 146 93 291 184 438 275l141 73 48-1z">
          <text:p/>
        </draw:path>
        <draw:custom-shape draw:style-name="gr43" draw:text-style-name="P19" draw:layer="layout" svg:width="0.255cm" svg:height="0.252cm" svg:x="3.108cm" svg:y="59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255cm" svg:height="0.252cm" svg:x="2.808cm" svg:y="59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9" draw:layer="layout" svg:width="0.255cm" svg:height="0.252cm" svg:x="3.71cm" svg:y="59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" draw:layer="layout" svg:x1="2.451cm" svg:y1="59.53cm" svg:x2="2.959cm" svg:y2="60.292cm">
          <text:p/>
        </draw:line>
        <draw:custom-shape draw:style-name="gr48" draw:text-style-name="P14" draw:layer="layout" svg:width="0.509cm" svg:height="0.385cm" svg:x="42.327cm" svg:y="4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2.129cm" svg:y="4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1.83cm" svg:y="4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1.43cm" svg:y="4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1.032cm" svg:y="4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0.509cm" svg:height="0.386cm" svg:x="40.933cm" svg:y="4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2.228cm" svg:y="4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1.83cm" svg:y="4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0.509cm" svg:height="0.386cm" svg:x="41.531cm" svg:y="45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1.432cm" svg:y="44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1.533cm" svg:y="44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1.933cm" svg:y="4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2.234cm" svg:y="44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2.636cm" svg:y="4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0.509cm" svg:height="0.386cm" svg:x="42.836cm" svg:y="44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2.838cm" svg:y="4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2.939cm" svg:y="45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0.509cm" svg:height="0.386cm" svg:x="43.14cm" svg:y="45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3.441cm" svg:y="4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509cm" svg:height="0.385cm" svg:x="43.441cm" svg:y="4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509cm" svg:height="0.386cm" svg:x="43.542cm" svg:y="4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0.509cm" svg:height="0.385cm" svg:x="43.843cm" svg:y="44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0.509cm" svg:height="0.385cm" svg:x="41.444cm" svg:y="4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0.509cm" svg:height="0.385cm" svg:x="41.446cm" svg:y="4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0.509cm" svg:height="0.385cm" svg:x="42.046cm" svg:y="4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0.509cm" svg:height="0.385cm" svg:x="42.048cm" svg:y="43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0.509cm" svg:height="0.385cm" svg:x="42.848cm" svg:y="43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0.509cm" svg:height="0.385cm" svg:x="42.95cm" svg:y="4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33cm" svg:height="1.356cm" svg:x="24.92cm" svg:y="39.119cm">
          <draw:image xlink:href="Pictures/100002010000003F00000023608F324A393B1F8A.png" xlink:type="simple" xlink:show="embed" xlink:actuate="onLoad" loext:mime-type="image/png">
            <text:p/>
          </draw:image>
        </draw:frame>
        <draw:frame draw:style-name="gr50" draw:text-style-name="P22" draw:layer="layout" svg:width="4.572cm" svg:height="4.49cm" svg:x="23.071cm" svg:y="37.11cm">
          <draw:text-box>
            <text:p><text:span text:style-name="T6">Low </text:span><text:span text:style-name="T6">Gene</text:span></text:p>
            <text:p><text:span text:style-name="T6">Expre</text:span><text:span text:style-name="T6">ssion</text:span></text:p>
          </draw:text-box>
        </draw:frame>
        <draw:frame draw:style-name="gr51" draw:text-style-name="P22" draw:layer="layout" svg:width="4.43cm" svg:height="5.49cm" svg:x="28.914cm" svg:y="37.11cm">
          <draw:text-box>
            <text:p><text:span text:style-name="T6">High </text:span><text:span text:style-name="T6">Gene</text:span></text:p>
            <text:p><text:span text:style-name="T6">Expre</text:span><text:span text:style-name="T6">ssion</text:span></text:p>
          </draw:text-box>
        </draw:frame>
        <draw:custom-shape draw:style-name="gr52" draw:text-style-name="P23" draw:layer="layout" svg:width="1.526cm" svg:height="0.462cm" svg:x="15.675cm" svg:y="46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1.423cm" svg:height="0.52cm" svg:x="16.028cm" svg:y="46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3" draw:layer="layout" svg:width="1.423cm" svg:height="0.462cm" svg:x="16.028cm" svg:y="4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1.524cm" svg:height="1.523cm" svg:x="45.946cm" svg:y="67.9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269cm" svg:height="1.13cm" svg:x="45.792cm" svg:y="66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1.526cm" svg:height="0.462cm" svg:x="45.645cm" svg:y="67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1.423cm" svg:height="0.52cm" svg:x="45.996cm" svg:y="6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3" draw:layer="layout" svg:width="1.423cm" svg:height="0.462cm" svg:x="45.996cm" svg:y="68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9.1cm" svg:height="9.3cm" svg:x="8.3cm" svg:y="5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1cm" svg:y1="58.2cm" svg:x2="9.708cm" svg:y2="58.418cm">
          <text:p/>
        </draw:line>
        <draw:line draw:style-name="gr7" draw:text-style-name="P1" draw:layer="layout" svg:x1="12.744cm" svg:y1="53.49cm" svg:x2="12.744cm" svg:y2="53.134cm">
          <text:p/>
        </draw:line>
        <draw:custom-shape draw:style-name="gr57" draw:text-style-name="P1" draw:layer="layout" svg:width="7.165cm" svg:height="7.328cm" svg:x="39.101cm" svg:y="52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2.545cm" svg:y1="53.046cm" svg:x2="42.545cm" svg:y2="52.436cm">
          <text:p/>
        </draw:line>
        <draw:line draw:style-name="gr2" draw:text-style-name="P1" draw:layer="layout" svg:x1="46.5cm" svg:y1="59cm" svg:x2="45.815cm" svg:y2="58.6cm">
          <text:p/>
        </draw:line>
        <draw:line draw:style-name="gr2" draw:text-style-name="P1" draw:layer="layout" svg:x1="45.508cm" svg:y1="55.097cm" svg:x2="45.756cm" svg:y2="54.918cm">
          <text:p/>
        </draw:line>
        <draw:line draw:style-name="gr2" draw:text-style-name="P1" draw:layer="layout" svg:x1="39.957cm" svg:y1="54.997cm" svg:x2="39.709cm" svg:y2="54.818cm">
          <text:p/>
        </draw:line>
        <draw:line draw:style-name="gr2" draw:text-style-name="P1" draw:layer="layout" svg:x1="45.656cm" svg:y1="58.495cm" svg:x2="45.408cm" svg:y2="58.316cm">
          <text:p/>
        </draw:line>
        <draw:line draw:style-name="gr2" draw:text-style-name="P1" draw:layer="layout" svg:x1="42.545cm" svg:y1="52.543cm" svg:x2="42.545cm" svg:y2="51.933cm">
          <text:p/>
        </draw:line>
        <draw:line draw:style-name="gr2" draw:text-style-name="P1" draw:layer="layout" svg:x1="42.545cm" svg:y1="60.19cm" svg:x2="42.545cm" svg:y2="59.834cm">
          <text:p/>
        </draw:line>
        <draw:frame draw:style-name="gr8" draw:text-style-name="P2" draw:layer="layout" svg:width="2.669cm" svg:height="1.606cm" svg:x="41.501cm" svg:y="53.534cm">
          <draw:text-box>
            <text:p><text:span text:style-name="T1">ZT0</text:span></text:p>
          </draw:text-box>
        </draw:frame>
        <draw:frame draw:style-name="gr9" draw:text-style-name="P2" draw:layer="layout" svg:width="2.669cm" svg:height="1.269cm" svg:x="41.432cm" svg:y="58.532cm">
          <draw:text-box>
            <text:p><text:span text:style-name="T1">ZT1</text:span><text:span text:style-name="T1">2</text:span></text:p>
          </draw:text-box>
        </draw:frame>
        <draw:frame draw:style-name="gr10" draw:text-style-name="P2" draw:layer="layout" svg:width="2.299cm" svg:height="1.305cm" svg:x="43.601cm" svg:y="55.101cm">
          <draw:text-box>
            <text:p><text:span text:style-name="T1">ZT4</text:span></text:p>
          </draw:text-box>
        </draw:frame>
        <draw:frame draw:style-name="gr11" draw:text-style-name="P2" draw:layer="layout" svg:width="2.569cm" svg:height="1.267cm" svg:x="43.401cm" svg:y="57.201cm">
          <draw:text-box>
            <text:p><text:span text:style-name="T1">ZT8</text:span></text:p>
          </draw:text-box>
        </draw:frame>
        <draw:frame draw:style-name="gr12" draw:text-style-name="P2" draw:layer="layout" svg:width="2.97cm" svg:height="1.902cm" svg:x="39.801cm" svg:y="57.199cm">
          <draw:text-box>
            <text:p><text:span text:style-name="T1">ZT1</text:span><text:span text:style-name="T1">6</text:span></text:p>
          </draw:text-box>
        </draw:frame>
        <draw:frame draw:style-name="gr13" draw:text-style-name="P2" draw:layer="layout" svg:width="2.784cm" svg:height="2.161cm" svg:x="39.817cm" svg:y="54.94cm">
          <draw:text-box>
            <text:p><text:span text:style-name="T1">ZT2</text:span><text:span text:style-name="T1">0</text:span></text:p>
          </draw:text-box>
        </draw:frame>
        <draw:custom-shape draw:style-name="gr58" draw:text-style-name="P1" draw:layer="layout" svg:width="9.1cm" svg:height="9.3cm" svg:x="38.101cm" svg:y="5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9.901cm" svg:y1="58.201cm" svg:x2="39.509cm" svg:y2="58.419cm">
          <text:p/>
        </draw:line>
        <draw:line draw:style-name="gr2" draw:text-style-name="P1" draw:layer="layout" svg:x1="42.545cm" svg:y1="53.491cm" svg:x2="42.545cm" svg:y2="53.135cm">
          <text:p/>
        </draw:line>
        <draw:custom-shape draw:style-name="gr59" draw:text-style-name="P1" draw:layer="layout" svg:width="27cm" svg:height="30.4cm" svg:x="0.4cm" svg:y="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" draw:layer="layout" svg:width="27.8cm" svg:height="30.699cm" svg:x="27.8cm" svg:y="4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4" draw:layer="layout" svg:width="5.08cm" svg:height="2.137cm" svg:x="10.245cm" svg:y="44.8cm">
          <text:p text:style-name="P4"><text:span text:style-name="T3">RNA </text:span></text:p>
          <text:p text:style-name="P4"><text:span text:style-name="T3">processing</text:span>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5.08cm" svg:height="2.137cm" svg:x="10.2cm" svg:y="46.8cm">
          <text:p text:style-name="P4"><text:span text:style-name="T3">Ribosome</text:span></text:p>
          <text:p text:style-name="P4"><text:span text:style-name="T3">Biogenesis</text:span></text:p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5.08cm" svg:height="2.137cm" svg:x="40.5cm" svg:y="64.463cm">
          <text:p text:style-name="P4"><text:span text:style-name="T3">RNA </text:span></text:p>
          <text:p text:style-name="P4"><text:span text:style-name="T3">processing</text:span></text:p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5.488cm" svg:height="1.268cm" draw:transform="skewX (0.00715584993317675) rotate (-0.0101229096615676) translate (20.212cm 52.7cm)">
          <text:p text:style-name="P4"><text:span text:style-name="T3">Translation</text:span>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6.821cm" svg:height="1.274cm" draw:transform="skewX (-0.000698131700797732) rotate (0.000174532925199433) translate (48.378cm 49.801cm)">
          <text:p text:style-name="P4"><text:span text:style-name="T3">Photosynthesis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062cm" svg:height="2.028cm" draw:transform="rotate (0.0141371669411541) translate (50cm 51.6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.387cm" svg:height="1.694cm" draw:transform="rotate (0.0141371669411541) translate (50.681cm 51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52.085cm 52.8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52.183cm 52.6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52.178cm 5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51.652cm 52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51.649cm 52.6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51.644cm 52.2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51.12cm 52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696cm" svg:height="0.676cm" draw:transform="rotate (0.0141371669411541) translate (51.116cm 52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1.696cm" svg:height="0.68cm" draw:transform="rotate (0.0141371669411541) translate (51.11cm 52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2.791cm" svg:y1="63.073cm" svg:x2="52.794cm" svg:y2="62.866cm">
          <text:p/>
        </draw:line>
        <draw:line draw:style-name="gr2" draw:text-style-name="P1" draw:layer="layout" svg:x1="52.788cm" svg:y1="63.282cm" svg:x2="52.791cm" svg:y2="63.004cm">
          <text:p/>
        </draw:line>
        <draw:line draw:style-name="gr1" draw:text-style-name="P1" draw:layer="layout" svg:x1="52.803cm" svg:y1="61.778cm" svg:x2="52.806cm" svg:y2="61.571cm">
          <text:p/>
        </draw:line>
        <draw:line draw:style-name="gr2" draw:text-style-name="P1" draw:layer="layout" svg:x1="52.802cm" svg:y1="61.987cm" svg:x2="52.805cm" svg:y2="61.709cm">
          <text:p/>
        </draw:line>
        <draw:line draw:style-name="gr2" draw:text-style-name="P1" draw:layer="layout" svg:x1="51.813cm" svg:y1="63.336cm" svg:x2="51.818cm" svg:y2="62.849cm">
          <text:p/>
        </draw:line>
        <draw:line draw:style-name="gr1" draw:text-style-name="P1" draw:layer="layout" svg:x1="51.827cm" svg:y1="61.971cm" svg:x2="51.831cm" svg:y2="61.554cm">
          <text:p/>
        </draw:line>
        <draw:line draw:style-name="gr2" draw:text-style-name="P1" draw:layer="layout" svg:x1="52.12cm" svg:y1="61.908cm" svg:x2="52.125cm" svg:y2="61.421cm">
          <text:p/>
        </draw:line>
        <draw:line draw:style-name="gr1" draw:text-style-name="P1" draw:layer="layout" svg:x1="52.103cm" svg:y1="63.548cm" svg:x2="52.107cm" svg:y2="63.131cm">
          <text:p/>
        </draw:line>
        <draw:line draw:style-name="gr3" draw:text-style-name="P1" draw:layer="layout" svg:x1="52.51cm" svg:y1="61.856cm" svg:x2="52.514cm" svg:y2="61.439cm">
          <text:p/>
        </draw:line>
        <draw:line draw:style-name="gr4" draw:text-style-name="P1" draw:layer="layout" svg:x1="52.493cm" svg:y1="63.554cm" svg:x2="52.497cm" svg:y2="63.137cm">
          <text:p/>
        </draw:line>
        <draw:line draw:style-name="gr3" draw:text-style-name="P1" draw:layer="layout" svg:x1="51.622cm" svg:y1="62.932cm" svg:x2="51.625cm" svg:y2="62.654cm">
          <text:p/>
        </draw:line>
        <draw:line draw:style-name="gr4" draw:text-style-name="P1" draw:layer="layout" svg:x1="51.629cm" svg:y1="62.366cm" svg:x2="51.632cm" svg:y2="62.159cm">
          <text:p/>
        </draw:line>
        <draw:line draw:style-name="gr1" draw:text-style-name="P1" draw:layer="layout" svg:x1="54.151cm" svg:y1="63.306cm" svg:x2="54.154cm" svg:y2="63.028cm">
          <text:p/>
        </draw:line>
        <draw:line draw:style-name="gr2" draw:text-style-name="P1" draw:layer="layout" svg:x1="54.148cm" svg:y1="63.582cm" svg:x2="54.151cm" svg:y2="63.304cm">
          <text:p/>
        </draw:line>
        <draw:line draw:style-name="gr2" draw:text-style-name="P1" draw:layer="layout" svg:x1="54.165cm" svg:y1="61.949cm" svg:x2="54.168cm" svg:y2="61.601cm">
          <text:p/>
        </draw:line>
        <draw:line draw:style-name="gr1" draw:text-style-name="P1" draw:layer="layout" svg:x1="49.677cm" svg:y1="62.814cm" svg:x2="49.68cm" svg:y2="62.536cm">
          <text:p/>
        </draw:line>
        <draw:line draw:style-name="gr2" draw:text-style-name="P1" draw:layer="layout" svg:x1="49.68cm" svg:y1="62.542cm" svg:x2="49.686cm" svg:y2="61.987cm">
          <text:p/>
        </draw:line>
        <draw:line draw:style-name="gr1" draw:text-style-name="P1" draw:layer="layout" svg:x1="49.872cm" svg:y1="62.817cm" svg:x2="49.875cm" svg:y2="62.539cm">
          <text:p/>
        </draw:line>
        <draw:line draw:style-name="gr2" draw:text-style-name="P1" draw:layer="layout" svg:x1="49.874cm" svg:y1="62.546cm" svg:x2="49.878cm" svg:y2="62.129cm">
          <text:p/>
        </draw:line>
        <draw:line draw:style-name="gr3" draw:text-style-name="P1" draw:layer="layout" svg:x1="53.175cm" svg:y1="63.565cm" svg:x2="53.178cm" svg:y2="63.287cm">
          <text:p/>
        </draw:line>
        <draw:line draw:style-name="gr4" draw:text-style-name="P1" draw:layer="layout" svg:x1="53.177cm" svg:y1="63.289cm" svg:x2="53.18cm" svg:y2="63.011cm">
          <text:p/>
        </draw:line>
        <draw:line draw:style-name="gr3" draw:text-style-name="P1" draw:layer="layout" svg:x1="53.192cm" svg:y1="61.862cm" svg:x2="53.195cm" svg:y2="61.584cm">
          <text:p/>
        </draw:line>
        <draw:line draw:style-name="gr4" draw:text-style-name="P1" draw:layer="layout" svg:x1="53.194cm" svg:y1="61.653cm" svg:x2="53.197cm" svg:y2="61.446cm">
          <text:p/>
        </draw:line>
        <draw:line draw:style-name="gr1" draw:text-style-name="P1" draw:layer="layout" svg:x1="53.372cm" svg:y1="63.292cm" svg:x2="53.375cm" svg:y2="63.014cm">
          <text:p/>
        </draw:line>
        <draw:line draw:style-name="gr2" draw:text-style-name="P1" draw:layer="layout" svg:x1="53.369cm" svg:y1="63.563cm" svg:x2="53.372cm" svg:y2="63.285cm">
          <text:p/>
        </draw:line>
        <draw:line draw:style-name="gr1" draw:text-style-name="P1" draw:layer="layout" svg:x1="53.39cm" svg:y1="61.588cm" svg:x2="53.393cm" svg:y2="61.31cm">
          <text:p/>
        </draw:line>
        <draw:line draw:style-name="gr2" draw:text-style-name="P1" draw:layer="layout" svg:x1="53.387cm" svg:y1="61.865cm" svg:x2="53.39cm" svg:y2="61.587cm">
          <text:p/>
        </draw:line>
        <draw:line draw:style-name="gr1" draw:text-style-name="P1" draw:layer="layout" svg:x1="53.581cm" svg:y1="61.928cm" svg:x2="53.584cm" svg:y2="61.58cm">
          <text:p/>
        </draw:line>
        <draw:line draw:style-name="gr2" draw:text-style-name="P1" draw:layer="layout" svg:x1="53.585cm" svg:y1="61.581cm" svg:x2="53.588cm" svg:y2="61.303cm">
          <text:p/>
        </draw:line>
        <draw:line draw:style-name="gr1" draw:text-style-name="P1" draw:layer="layout" svg:x1="53.564cm" svg:y1="63.566cm" svg:x2="53.567cm" svg:y2="63.288cm">
          <text:p/>
        </draw:line>
        <draw:line draw:style-name="gr2" draw:text-style-name="P1" draw:layer="layout" svg:x1="53.568cm" svg:y1="63.29cm" svg:x2="53.571cm" svg:y2="63.012cm">
          <text:p/>
        </draw:line>
        <draw:line draw:style-name="gr1" draw:text-style-name="P1" draw:layer="layout" svg:x1="50.461cm" svg:y1="62.418cm" svg:x2="50.465cm" svg:y2="62.001cm">
          <text:p/>
        </draw:line>
        <draw:line draw:style-name="gr2" draw:text-style-name="P1" draw:layer="layout" svg:x1="50.456cm" svg:y1="62.902cm" svg:x2="50.461cm" svg:y2="62.415cm">
          <text:p/>
        </draw:line>
        <draw:line draw:style-name="gr3" draw:text-style-name="P1" draw:layer="layout" svg:x1="49.487cm" svg:y1="62.406cm" svg:x2="49.491cm" svg:y2="61.989cm">
          <text:p/>
        </draw:line>
        <draw:line draw:style-name="gr4" draw:text-style-name="P1" draw:layer="layout" svg:x1="49.482cm" svg:y1="62.816cm" svg:x2="49.486cm" svg:y2="62.399cm">
          <text:p/>
        </draw:line>
        <draw:line draw:style-name="gr3" draw:text-style-name="P1" draw:layer="layout" svg:x1="50.267cm" svg:y1="62.42cm" svg:x2="50.271cm" svg:y2="62.003cm">
          <text:p/>
        </draw:line>
        <draw:line draw:style-name="gr4" draw:text-style-name="P1" draw:layer="layout" svg:x1="50.262cm" svg:y1="62.829cm" svg:x2="50.266cm" svg:y2="62.412cm">
          <text:p/>
        </draw:line>
        <draw:line draw:style-name="gr3" draw:text-style-name="P1" draw:layer="layout" svg:x1="51.238cm" svg:y1="62.437cm" svg:x2="51.242cm" svg:y2="62.02cm">
          <text:p/>
        </draw:line>
        <draw:line draw:style-name="gr4" draw:text-style-name="P1" draw:layer="layout" svg:x1="51.234cm" svg:y1="62.846cm" svg:x2="51.238cm" svg:y2="62.429cm">
          <text:p/>
        </draw:line>
        <draw:line draw:style-name="gr1" draw:text-style-name="P1" draw:layer="layout" svg:x1="51.067cm" svg:y1="62.769cm" svg:x2="51.07cm" svg:y2="62.421cm">
          <text:p/>
        </draw:line>
        <draw:line draw:style-name="gr2" draw:text-style-name="P1" draw:layer="layout" svg:x1="51.07cm" svg:y1="62.424cm" svg:x2="51.073cm" svg:y2="62.146cm">
          <text:p/>
        </draw:line>
        <draw:line draw:style-name="gr3" draw:text-style-name="P1" draw:layer="layout" svg:x1="50.652cm" svg:y1="62.834cm" svg:x2="50.655cm" svg:y2="62.556cm">
          <text:p/>
        </draw:line>
        <draw:line draw:style-name="gr4" draw:text-style-name="P1" draw:layer="layout" svg:x1="50.654cm" svg:y1="62.564cm" svg:x2="50.66cm" svg:y2="62.009cm">
          <text:p/>
        </draw:line>
        <draw:line draw:style-name="gr1" draw:text-style-name="P1" draw:layer="layout" svg:x1="48.611cm" svg:y1="62.385cm" svg:x2="48.614cm" svg:y2="62.107cm">
          <text:p/>
        </draw:line>
        <draw:line draw:style-name="gr2" draw:text-style-name="P1" draw:layer="layout" svg:x1="48.608cm" svg:y1="62.657cm" svg:x2="48.611cm" svg:y2="62.379cm">
          <text:p/>
        </draw:line>
        <draw:line draw:style-name="gr3" draw:text-style-name="P1" draw:layer="layout" svg:x1="48.799cm" svg:y1="62.802cm" svg:x2="48.802cm" svg:y2="62.524cm">
          <text:p/>
        </draw:line>
        <draw:line draw:style-name="gr1" draw:text-style-name="P1" draw:layer="layout" svg:x1="48.996cm" svg:y1="62.668cm" svg:x2="48.999cm" svg:y2="62.39cm">
          <text:p/>
        </draw:line>
        <draw:line draw:style-name="gr4" draw:text-style-name="P1" draw:layer="layout" svg:x1="48.803cm" svg:y1="62.528cm" svg:x2="48.807cm" svg:y2="62.111cm">
          <text:p/>
        </draw:line>
        <draw:line draw:style-name="gr2" draw:text-style-name="P1" draw:layer="layout" svg:x1="48.999cm" svg:y1="62.392cm" svg:x2="49.002cm" svg:y2="62.114cm">
          <text:p/>
        </draw:line>
        <draw:custom-shape draw:style-name="gr66" draw:text-style-name="P7" draw:layer="layout" svg:width="5.081cm" svg:height="2.137cm" svg:x="50.119cm" svg:y="58.263cm">
          <text:p text:style-name="P4"><text:span text:style-name="T3">DNA</text:span></text:p>
          <text:p text:style-name="P4"><text:span text:style-name="T3">Replication</text:span></text:p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5.968cm" svg:height="5.071cm" draw:transform="skewX (0.329692695701729) rotate (0.938987137572949) translate (48.3746470285143cm 62.4433688607836cm)" svg:viewBox="0 0 5969 5072" svg:d="M0 42c403-163 954 162 722 741-135 339 303 890 965 510 315-181 760 300 506 791-463 905 907 183 1316 230 406 48 734 436 828 842 96 409 287 981 963 869 596-99 478 633 642 970l27 77">
          <text:p/>
        </draw:path>
        <draw:path draw:style-name="gr32" draw:text-style-name="P1" draw:layer="layout" svg:width="5.976cm" svg:height="5.071cm" draw:transform="skewX (0.331263492028524) rotate (0.938987137572949) translate (48.3751883165366cm 62.4463100849797cm)" svg:viewBox="0 0 5977 5072" svg:d="M0 42c403-163 954 162 724 741-136 339 304 890 966 510 314-181 759 300 508 791-463 905 906 183 1315 230 406 48 735 436 830 842 97 409 289 981 964 869 596-99 479 633 643 970l27 77">
          <text:p/>
        </draw:path>
        <draw:path draw:style-name="gr33" draw:text-style-name="P1" draw:layer="layout" svg:width="6.561cm" svg:height="1.484cm" draw:transform="skewX (-0.00698131700797731) rotate (3.12396482814465) translate (54.9504831063369cm 63.5924220190576cm)" svg:viewBox="0 0 6562 1485" svg:d="M6562 1137c-135-468-654-641-875 43-130 403-723 516-875-350-73-412-627-364-782 264-284 1153-639-584-906-879-265-291-695-226-999 45-306 271-770 606-1094-44-286-571-666 153-969 309-20 15-42 29-62 44">
          <text:p/>
        </draw:path>
        <draw:path draw:style-name="gr33" draw:text-style-name="P1" draw:layer="layout" svg:width="2.062cm" svg:height="1.609cm" draw:transform="skewX (0.328645498150532) rotate (0.995186739487167) translate (52.7497258678168cm 62.0795411666511cm)" svg:viewBox="0 0 2063 1610" svg:d="M0 44c430-108 1079-30 1208 392 105 352-270 1299 550 1160l305-59">
          <text:p/>
        </draw:path>
        <draw:path draw:style-name="gr33" draw:text-style-name="P1" draw:layer="layout" svg:width="2.093cm" svg:height="0.838cm" draw:transform="skewX (-0.00610865238198015) rotate (3.12379029521945) translate (54.8557941680153cm 63.6249444776518cm)" svg:viewBox="0 0 2094 839" svg:d="M2094 763c-159-452-560-939-907-700-290 197-715 1292-1062 481-41-102-83-203-125-306">
          <text:p/>
        </draw:path>
        <draw:custom-shape draw:style-name="gr23" draw:text-style-name="P12" draw:layer="layout" svg:width="1.524cm" svg:height="1.527cm" svg:x="31.092cm" svg:y="57.94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269cm" svg:height="1.13cm" svg:x="31.193cm" svg:y="57.33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9.877cm" svg:y1="58.519cm" svg:x2="34.195cm" svg:y2="58.519cm">
          <text:p/>
        </draw:line>
        <draw:custom-shape draw:style-name="gr26" draw:text-style-name="P14" draw:layer="layout" svg:width="0.509cm" svg:height="0.509cm" svg:x="31.428cm" svg:y="57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509cm" svg:height="0.509cm" svg:x="31.23cm" svg:y="5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509cm" svg:height="0.509cm" svg:x="30.931cm" svg:y="57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509cm" svg:height="0.509cm" svg:x="30.532cm" svg:y="57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509cm" svg:height="0.509cm" svg:x="30.132cm" svg:y="5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draw:layer="layout" svg:width="5.488cm" svg:height="1.268cm" draw:transform="skewX (0.00715584993317675) rotate (-0.0101229096615676) translate (29.513cm 59.999cm)">
          <text:p text:style-name="P4"><text:span text:style-name="T3">Transla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761cm" svg:height="0.762cm" draw:transform="rotate (-1.51442219195548) translate (30.955cm 65.78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7" draw:text-style-name="P1" draw:layer="layout" svg:x1="31.006cm" svg:y1="66.03cm" svg:x2="31.351cm" svg:y2="65.807cm">
          <text:p/>
        </draw:line>
        <draw:line draw:style-name="gr37" draw:text-style-name="P1" draw:layer="layout" svg:x1="31.663cm" svg:y1="65.993cm" svg:x2="31.295cm" svg:y2="65.81cm">
          <text:p/>
        </draw:line>
        <draw:line draw:style-name="gr37" draw:text-style-name="P1" draw:layer="layout" svg:x1="31.607cm" svg:y1="65.996cm" svg:x2="31.952cm" svg:y2="65.773cm">
          <text:p/>
        </draw:line>
        <draw:line draw:style-name="gr37" draw:text-style-name="P1" draw:layer="layout" svg:x1="32.262cm" svg:y1="65.959cm" svg:x2="31.894cm" svg:y2="65.776cm">
          <text:p/>
        </draw:line>
        <draw:line draw:style-name="gr37" draw:text-style-name="P1" draw:layer="layout" svg:x1="31.653cm" svg:y1="66.298cm" svg:x2="31.636cm" svg:y2="65.993cm">
          <text:p/>
        </draw:line>
        <draw:line draw:style-name="gr37" draw:text-style-name="P1" draw:layer="layout" svg:x1="31.923cm" svg:y1="65.78cm" svg:x2="31.906cm" svg:y2="65.475cm">
          <text:p/>
        </draw:line>
        <draw:line draw:style-name="gr37" draw:text-style-name="P1" draw:layer="layout" svg:x1="33.228cm" svg:y1="66.305cm" svg:x2="33.573cm" svg:y2="66.082cm">
          <text:p/>
        </draw:line>
        <draw:line draw:style-name="gr37" draw:text-style-name="P1" draw:layer="layout" svg:x1="33.883cm" svg:y1="66.268cm" svg:x2="33.515cm" svg:y2="66.085cm">
          <text:p/>
        </draw:line>
        <draw:line draw:style-name="gr37" draw:text-style-name="P1" draw:layer="layout" svg:x1="33.827cm" svg:y1="66.271cm" svg:x2="34.172cm" svg:y2="66.048cm">
          <text:p/>
        </draw:line>
        <draw:line draw:style-name="gr37" draw:text-style-name="P1" draw:layer="layout" svg:x1="33.87cm" svg:y1="66.574cm" svg:x2="33.853cm" svg:y2="66.269cm">
          <text:p/>
        </draw:line>
        <draw:line draw:style-name="gr37" draw:text-style-name="P1" draw:layer="layout" svg:x1="33.543cm" svg:y1="66.09cm" svg:x2="33.526cm" svg:y2="65.785cm">
          <text:p/>
        </draw:line>
        <draw:line draw:style-name="gr37" draw:text-style-name="P1" draw:layer="layout" svg:x1="33.559cm" svg:y1="65.835cm" svg:x2="33.191cm" svg:y2="65.652cm">
          <text:p/>
        </draw:line>
        <draw:line draw:style-name="gr37" draw:text-style-name="P1" draw:layer="layout" svg:x1="33.22cm" svg:y1="65.711cm" svg:x2="33.203cm" svg:y2="65.406cm">
          <text:p/>
        </draw:line>
        <draw:frame draw:style-name="gr38" draw:text-style-name="P18" draw:layer="layout" svg:width="1.017cm" svg:height="4.942cm" draw:transform="rotate (0.0563741348394168) translate (31.224cm 66.177cm)">
          <draw:text-box>
            <text:p><text:span text:style-name="T4">NH</text:span><text:span text:style-name="T5">2</text:span></text:p>
          </draw:text-box>
        </draw:frame>
        <draw:frame draw:style-name="gr39" draw:text-style-name="P18" draw:layer="layout" svg:width="1.017cm" svg:height="3.446cm" draw:transform="rotate (0.0563741348394168) translate (31.46cm 65.062cm)">
          <draw:text-box>
            <text:p><text:span text:style-name="T4"><text:s/></text:span><text:span text:style-name="T4">O</text:span></text:p>
          </draw:text-box>
        </draw:frame>
        <draw:frame draw:style-name="gr40" draw:text-style-name="P18" draw:layer="layout" svg:width="1.017cm" svg:height="1.419cm" draw:transform="rotate (0.0563741348394168) translate (31.918cm 65.741cm)">
          <draw:text-box>
            <text:p><text:span text:style-name="T4"><text:s/></text:span><text:span text:style-name="T4">OH</text:span></text:p>
          </draw:text-box>
        </draw:frame>
        <draw:frame draw:style-name="gr39" draw:text-style-name="P18" draw:layer="layout" svg:width="1.017cm" svg:height="3.446cm" draw:transform="rotate (0.0563741348394168) translate (33.442cm 66.452cm)">
          <draw:text-box>
            <text:p><text:span text:style-name="T4"><text:s/></text:span><text:span text:style-name="T4">O</text:span></text:p>
          </draw:text-box>
        </draw:frame>
        <draw:frame draw:style-name="gr41" draw:text-style-name="P18" draw:layer="layout" svg:width="1.017cm" svg:height="4.681cm" draw:transform="rotate (0.0563741348394168) translate (33.822cm 65.734cm)">
          <draw:text-box>
            <text:p><text:span text:style-name="T4"><text:s/></text:span><text:span text:style-name="T4">OH</text:span></text:p>
          </draw:text-box>
        </draw:frame>
        <draw:frame draw:style-name="gr38" draw:text-style-name="P18" draw:layer="layout" svg:width="1.017cm" svg:height="4.942cm" draw:transform="rotate (0.0563741348394168) translate (32.522cm 66.103cm)">
          <draw:text-box>
            <text:p><text:span text:style-name="T4">NH</text:span><text:span text:style-name="T5">2</text:span></text:p>
          </draw:text-box>
        </draw:frame>
        <draw:line draw:style-name="gr37" draw:text-style-name="P1" draw:layer="layout" svg:x1="31.817cm" svg:y1="64.882cm" svg:x2="32.162cm" svg:y2="64.659cm">
          <text:p/>
        </draw:line>
        <draw:line draw:style-name="gr37" draw:text-style-name="P1" draw:layer="layout" svg:x1="32.473cm" svg:y1="64.845cm" svg:x2="32.105cm" svg:y2="64.662cm">
          <text:p/>
        </draw:line>
        <draw:line draw:style-name="gr37" draw:text-style-name="P1" draw:layer="layout" svg:x1="32.416cm" svg:y1="64.848cm" svg:x2="32.761cm" svg:y2="64.625cm">
          <text:p/>
        </draw:line>
        <draw:line draw:style-name="gr37" draw:text-style-name="P1" draw:layer="layout" svg:x1="33.074cm" svg:y1="64.812cm" svg:x2="32.706cm" svg:y2="64.629cm">
          <text:p/>
        </draw:line>
        <draw:line draw:style-name="gr37" draw:text-style-name="P1" draw:layer="layout" svg:x1="32.462cm" svg:y1="65.151cm" svg:x2="32.445cm" svg:y2="64.846cm">
          <text:p/>
        </draw:line>
        <draw:line draw:style-name="gr37" draw:text-style-name="P1" draw:layer="layout" svg:x1="32.735cm" svg:y1="64.633cm" svg:x2="32.718cm" svg:y2="64.328cm">
          <text:p/>
        </draw:line>
        <draw:frame draw:style-name="gr38" draw:text-style-name="P18" draw:layer="layout" svg:width="1.017cm" svg:height="4.942cm" draw:transform="rotate (0.0563741348394168) translate (32.034cm 65.03cm)">
          <draw:text-box>
            <text:p><text:span text:style-name="T4">NH</text:span><text:span text:style-name="T5">2</text:span></text:p>
          </draw:text-box>
        </draw:frame>
        <draw:frame draw:style-name="gr39" draw:text-style-name="P18" draw:layer="layout" svg:width="1.017cm" svg:height="3.446cm" draw:transform="rotate (-0.834441915378489) translate (32.666cm 63.701cm)">
          <draw:text-box>
            <text:p><text:span text:style-name="T4"><text:s/></text:span><text:span text:style-name="T4">O</text:span></text:p>
          </draw:text-box>
        </draw:frame>
        <draw:frame draw:style-name="gr41" draw:text-style-name="P18" draw:layer="layout" svg:width="1.017cm" svg:height="4.681cm" draw:transform="rotate (0.0563741348394168) translate (32.73cm 64.589cm)">
          <draw:text-box>
            <text:p><text:span text:style-name="T4"><text:s/></text:span><text:span text:style-name="T4">OH</text:span></text:p>
          </draw:text-box>
        </draw:frame>
        <draw:line draw:style-name="gr37" draw:text-style-name="P1" draw:layer="layout" svg:x1="31.22cm" svg:y1="64.916cm" svg:x2="31.565cm" svg:y2="64.693cm">
          <text:p/>
        </draw:line>
        <draw:line draw:style-name="gr37" draw:text-style-name="P1" draw:layer="layout" svg:x1="31.875cm" svg:y1="64.879cm" svg:x2="31.507cm" svg:y2="64.696cm">
          <text:p/>
        </draw:line>
        <draw:line draw:style-name="gr37" draw:text-style-name="P1" draw:layer="layout" svg:x1="31.278cm" svg:y1="64.913cm" svg:x2="30.91cm" svg:y2="64.73cm">
          <text:p/>
        </draw:line>
        <draw:frame draw:style-name="gr38" draw:text-style-name="P18" draw:layer="layout" svg:width="1.017cm" svg:height="4.942cm" draw:transform="rotate (0.0563741348394168) translate (30.098cm 64.438cm)">
          <draw:text-box>
            <text:p><text:span text:style-name="T4">H</text:span><text:span text:style-name="T5">2</text:span><text:span text:style-name="T4">N</text:span></text:p>
          </draw:text-box>
        </draw:frame>
        <draw:custom-shape draw:style-name="gr68" draw:text-style-name="P8" draw:layer="layout" svg:width="5.495cm" svg:height="2.139cm" draw:transform="skewX (-0.00191986217719377) rotate (-0.0129154364647584) translate (29.516cm 61.296cm)">
          <text:p text:style-name="P4"><text:span text:style-name="T3">Amino Acid</text:span></text:p>
          <text:p text:style-name="P4"><text:span text:style-name="T3">Metaboli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9" draw:layer="layout" svg:width="6.915cm" svg:height="2.138cm" draw:transform="skewX (-0.00139626340159546) rotate (0.00506145483078355) translate (28.671cm 51.862cm)">
          <text:p text:style-name="P4"><text:span text:style-name="T3">Carbohydrate</text:span></text:p>
          <text:p text:style-name="P4"><text:span text:style-name="T3">Metabolism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624cm" svg:height="0.623cm" svg:x="31.675cm" svg:y="49.5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1" draw:layer="layout" svg:width="0.624cm" svg:height="0.623cm" svg:x="32.741cm" svg:y="49.5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33.364cm" svg:y1="49.896cm" svg:x2="33.723cm" svg:y2="49.896cm">
          <text:p/>
        </draw:line>
        <draw:line draw:style-name="gr35" draw:text-style-name="P1" draw:layer="layout" svg:x1="32.383cm" svg:y1="49.896cm" svg:x2="32.742cm" svg:y2="49.896cm">
          <text:p/>
        </draw:line>
        <draw:custom-shape draw:style-name="gr34" draw:text-style-name="P1" draw:layer="layout" svg:width="0.624cm" svg:height="0.623cm" svg:x="33.723cm" svg:y="49.5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34.348cm" svg:y1="49.896cm" svg:x2="34.707cm" svg:y2="49.896cm">
          <text:p/>
        </draw:line>
        <draw:custom-shape draw:style-name="gr34" draw:text-style-name="P1" draw:layer="layout" svg:width="0.623cm" svg:height="0.623cm" svg:x="34.706cm" svg:y="49.5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33.896cm" svg:y1="49.148cm" svg:x2="34.218cm" svg:y2="49.57cm">
          <text:p/>
        </draw:line>
        <draw:custom-shape draw:style-name="gr34" draw:text-style-name="P1" draw:layer="layout" svg:width="0.623cm" svg:height="0.624cm" draw:transform="rotate (-0.872315560146766) translate (33.751cm 48.37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31.227cm" svg:y1="49.942cm" svg:x2="31.586cm" svg:y2="49.942cm">
          <text:p/>
        </draw:line>
        <draw:custom-shape draw:style-name="gr34" draw:text-style-name="P1" draw:layer="layout" svg:width="0.624cm" svg:height="0.623cm" svg:x="30.6cm" svg:y="49.61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31.817cm" svg:y1="49.126cm" svg:x2="32.139cm" svg:y2="49.548cm">
          <text:p/>
        </draw:line>
        <draw:custom-shape draw:style-name="gr34" draw:text-style-name="P1" draw:layer="layout" svg:width="0.623cm" svg:height="0.624cm" draw:transform="rotate (-0.872315560146766) translate (31.672cm 48.35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1" draw:layer="layout" svg:width="0.624cm" svg:height="0.623cm" svg:x="32.477cm" svg:y="50.3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1" draw:layer="layout" svg:width="0.624cm" svg:height="0.623cm" svg:x="33.46cm" svg:y="50.3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34.085cm" svg:y1="50.729cm" svg:x2="34.444cm" svg:y2="50.729cm">
          <text:p/>
        </draw:line>
        <draw:line draw:style-name="gr35" draw:text-style-name="P1" draw:layer="layout" svg:x1="33.103cm" svg:y1="50.729cm" svg:x2="33.462cm" svg:y2="50.729cm">
          <text:p/>
        </draw:line>
        <draw:custom-shape draw:style-name="gr34" draw:text-style-name="P1" draw:layer="layout" svg:width="0.624cm" svg:height="0.623cm" svg:x="34.443cm" svg:y="50.3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35.068cm" svg:y1="50.729cm" svg:x2="35.427cm" svg:y2="50.729cm">
          <text:p/>
        </draw:line>
        <draw:custom-shape draw:style-name="gr34" draw:text-style-name="P1" draw:layer="layout" svg:width="0.624cm" svg:height="0.623cm" svg:x="35.476cm" svg:y="50.38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70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50.38cm" svg:height="10.399cm" svg:x="2.796cm" svg:y="0.629cm" presentation:class="title" presentation:placeholder="true">
          <draw:text-box/>
        </draw:frame>
        <draw:frame presentation:style-name="pr3" draw:layer="layout" svg:width="50.38cm" svg:height="27.399cm" svg:x="2.796cm" svg:y="11.047cm" presentation:class="outline" presentation:placeholder="true">
          <draw:text-box/>
        </draw:frame>
        <draw:frame draw:style-name="gr71" draw:text-style-name="P19" draw:layer="layout" svg:width="49.057cm" svg:height="20.903cm" svg:x="0.943cm" svg:y="44cm">
          <draw:image xlink:href="Pictures/10000201000003E3000001A8BC0D1624536406D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0" draw:layer="layout" svg:width="19.798cm" svg:height="11.136cm" svg:x="0.6cm" svg:y="2.257cm" draw:page-number="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800003051757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1cm" fo:margin-bottom="0cm" fo:text-indent="0cm"/>
      <style:text-properties fo:font-size="83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2cm" fo:margin-bottom="0cm" fo:text-indent="0cm"/>
      <style:text-properties fo:font-size="71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3cm" fo:margin-bottom="0cm" fo:text-indent="0cm"/>
      <style:text-properties fo:font-size="59.7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.89999389648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cm" svg:height="7.886cm" svg:x="2.796cm" svg:y="1.885cm" presentation:class="title" presentation:placeholder="true">
        <draw:text-box/>
      </draw:frame>
      <draw:frame presentation:style-name="Default-outline1" draw:layer="backgroundobjects" svg:width="50.38cm" svg:height="27.399cm" svg:x="2.796cm" svg:y="11.047cm" presentation:class="outline" presentation:placeholder="true">
        <draw:text-box/>
      </draw:frame>
      <draw:frame presentation:style-name="Mpr1" draw:text-style-name="MP2" draw:layer="backgroundobjects" svg:width="13.042cm" svg:height="3.255cm" svg:x="2.796cm" svg:y="43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3cm" svg:height="3.255cm" svg:x="19.142cm" svg:y="43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5cm" svg:y="43.0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08T21:17:26.640610286</dc:date>
    <meta:editing-duration>P12DT22H27M32S</meta:editing-duration>
    <meta:editing-cycles>82</meta:editing-cycles>
    <meta:generator>LibreOffice/6.4.7.2$Linux_X86_64 LibreOffice_project/40$Build-2</meta:generator>
    <meta:document-statistic meta:object-count="405"/>
  </office:meta>
</office:document-meta>
</file>